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text-properties fo:color="#ffbf00" style:font-name="Segoe UI" fo:font-size="9.60000038146973pt" fo:language="bg" fo:country="BG" fo:font-weight="normal" officeooo:rsid="0019c7c9" officeooo:paragraph-rsid="0025479e" fo:background-color="#332a99"/>
    </style:style>
    <style:style style:name="P2" style:family="paragraph" style:parent-style-name="Standard">
      <style:text-properties fo:color="#8ab1b0" style:font-name="Consolas2" fo:font-size="9pt" fo:language="en" fo:country="US" fo:font-weight="bold" officeooo:rsid="00287cee" officeooo:paragraph-rsid="001b924a" fo:background-color="#221a0f" style:font-size-asian="9pt" style:font-weight-asian="bold" style:font-size-complex="9pt" style:font-weight-complex="bold"/>
    </style:style>
    <style:style style:name="P3" style:family="paragraph" style:parent-style-name="Standard">
      <style:paragraph-properties style:line-height-at-least="0.466cm"/>
      <style:text-properties fo:color="#000000" style:font-name="Consolas1" fo:font-size="9.60000038146973pt" fo:font-weight="normal" officeooo:paragraph-rsid="00da4665" fo:background-color="#81d41a"/>
    </style:style>
    <style:style style:name="P4" style:family="paragraph" style:parent-style-name="Standard">
      <style:paragraph-properties style:line-height-at-least="0.466cm"/>
      <style:text-properties fo:color="#000000" style:font-name="Consolas1" fo:font-size="9.60000038146973pt" fo:font-weight="bold" officeooo:paragraph-rsid="00d38041" fo:background-color="#81d41a" style:font-weight-asian="bold" style:font-weight-complex="bold"/>
    </style:style>
    <style:style style:name="P5" style:family="paragraph" style:parent-style-name="Standard">
      <style:text-properties fo:color="#000000" style:font-name="Consolas2" fo:font-size="9pt" fo:language="en" fo:country="US" fo:font-weight="bold" officeooo:rsid="00cd4b68" officeooo:paragraph-rsid="00cd4b68" fo:background-color="transparent" style:font-size-asian="9pt" style:font-weight-asian="bold" style:font-size-complex="9pt" style:font-weight-complex="bold"/>
    </style:style>
    <style:style style:name="P6" style:family="paragraph" style:parent-style-name="Standard">
      <style:text-properties fo:color="#000000" style:font-name="Consolas2" fo:font-size="9pt" fo:language="en" fo:country="US" fo:font-weight="bold" officeooo:rsid="00cd4b68" officeooo:paragraph-rsid="00cd4b68" fo:background-color="#81d41a" style:font-size-asian="9pt" style:font-weight-asian="bold" style:font-size-complex="9pt" style:font-weight-complex="bold"/>
    </style:style>
    <style:style style:name="P7" style:family="paragraph" style:parent-style-name="Standard">
      <style:paragraph-properties style:line-height-at-least="0.466cm"/>
      <style:text-properties fo:color="#000000" style:font-name="Consolas2" fo:font-size="9pt" fo:language="en" fo:country="US" fo:font-weight="bold" officeooo:rsid="00cd4b68" officeooo:paragraph-rsid="00d02368" fo:background-color="#81d41a" style:font-size-asian="9pt" style:font-weight-asian="bold" style:font-size-complex="9pt" style:font-weight-complex="bold"/>
    </style:style>
    <style:style style:name="P8" style:family="paragraph" style:parent-style-name="Standard">
      <style:paragraph-properties style:line-height-at-least="0.466cm"/>
      <style:text-properties fo:color="#000000" style:font-name="Consolas2" fo:font-size="9pt" fo:language="bg" fo:country="BG" fo:font-weight="bold" officeooo:rsid="00d0f824" officeooo:paragraph-rsid="00d0f824" fo:background-color="transparent" style:font-size-asian="9pt" style:font-weight-asian="bold" style:font-size-complex="9pt" style:font-weight-complex="bold"/>
    </style:style>
    <style:style style:name="P9" style:family="paragraph" style:parent-style-name="Standard">
      <style:paragraph-properties style:line-height-at-least="0.466cm"/>
      <style:text-properties fo:color="#000000" style:font-name="Consolas2" fo:font-size="9pt" fo:language="bg" fo:country="BG" fo:font-weight="bold" officeooo:rsid="00d7529b" officeooo:paragraph-rsid="00d7529b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38041" fo:background-color="transparent"/>
    </style:style>
    <style:style style:name="P11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44148" fo:background-color="transparent"/>
    </style:style>
    <style:style style:name="P12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52563" fo:background-color="transparent"/>
    </style:style>
    <style:style style:name="P13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7529b" fo:background-color="transparent"/>
    </style:style>
    <style:style style:name="P14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8b589" fo:background-color="transparent"/>
    </style:style>
    <style:style style:name="P15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63599" fo:background-color="transparent" style:font-weight-asian="bold" style:font-weight-complex="bold"/>
    </style:style>
    <style:style style:name="P16" style:family="paragraph" style:parent-style-name="Standard">
      <style:paragraph-properties style:line-height-at-least="0.466cm"/>
      <style:text-properties fo:color="#000000" fo:background-color="transparent"/>
    </style:style>
    <style:style style:name="P17" style:family="paragraph" style:parent-style-name="Standard">
      <style:paragraph-properties style:line-height-at-least="0.466cm"/>
      <style:text-properties style:font-name="Consolas2" fo:font-size="9pt" fo:background-color="transparent" style:font-size-asian="9pt" style:font-size-complex="9pt"/>
    </style:style>
    <style:style style:name="P18" style:family="paragraph" style:parent-style-name="Standard">
      <style:paragraph-properties style:line-height-at-least="0.466cm"/>
      <style:text-properties style:font-name="Consolas2" fo:font-size="9pt" fo:font-weight="bold" fo:background-color="transparent" style:font-size-asian="9pt" style:font-weight-asian="bold" style:font-size-complex="9pt" style:font-weight-complex="bold"/>
    </style:style>
    <style:style style:name="P19" style:family="paragraph" style:parent-style-name="Standard">
      <style:paragraph-properties style:line-height-at-least="0.466cm"/>
      <style:text-properties fo:color="#ffbf00" style:font-name="Consolas2" fo:font-size="9pt" fo:language="en" fo:country="US" fo:font-weight="bold" officeooo:rsid="00287cee" fo:background-color="#000000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ffbf00" style:font-name="Consolas2" fo:font-size="9pt" fo:language="en" fo:country="US" fo:font-weight="bold" officeooo:rsid="00287cee" officeooo:paragraph-rsid="002a524e" fo:background-color="#000000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ffbf00" style:font-name="Consolas2" fo:font-size="9pt" fo:language="bg" fo:country="BG" fo:font-weight="normal" officeooo:rsid="0019c7c9" officeooo:paragraph-rsid="0025479e" fo:background-color="#332a99" style:font-size-asian="9pt" style:font-size-complex="9pt"/>
    </style:style>
    <style:style style:name="P22" style:family="paragraph" style:parent-style-name="Standard">
      <style:text-properties fo:color="#332a99" style:font-name="Consolas2" fo:font-size="9pt" fo:language="bg" fo:country="BG" fo:font-weight="bold" officeooo:rsid="00b63836" officeooo:paragraph-rsid="002a524e" fo:background-color="transparent" style:font-size-asian="9pt" style:font-weight-asian="bold" style:font-size-complex="9pt" style:font-weight-complex="bold"/>
    </style:style>
    <style:style style:name="P23" style:family="paragraph" style:parent-style-name="Standard">
      <style:paragraph-properties style:line-height-at-least="0.466cm"/>
      <style:text-properties fo:color="#332a99" style:font-name="Consolas2" fo:font-size="9pt" fo:language="bg" fo:country="BG" fo:font-weight="bold" officeooo:rsid="005f7be5" officeooo:paragraph-rsid="0061a430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style:paragraph-properties style:line-height-at-least="0.466cm"/>
      <style:text-properties fo:color="#332a99" style:font-name="Consolas2" fo:font-size="9pt" fo:language="bg" fo:country="BG" fo:font-weight="bold" officeooo:rsid="00534a58" officeooo:paragraph-rsid="00534a58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332a99" style:font-name="Consolas2" fo:font-size="9pt" fo:language="bg" fo:country="BG" fo:font-weight="bold" officeooo:rsid="004ac848" officeooo:paragraph-rsid="004ac848" fo:background-color="transparent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332a99" style:font-name="Consolas2" fo:font-size="9pt" fo:language="bg" fo:country="BG" fo:font-weight="bold" officeooo:rsid="0046e5a4" officeooo:paragraph-rsid="0046e5a4" fo:background-color="#3fe3ef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332a99" style:font-name="Consolas2" fo:font-size="9pt" fo:language="bg" fo:country="BG" fo:font-weight="bold" officeooo:rsid="0043c40e" officeooo:paragraph-rsid="0043335d" fo:background-color="#3fe3ef" style:font-size-asian="9pt" style:font-weight-asian="bold" style:font-size-complex="9pt" style:font-weight-complex="bold"/>
    </style:style>
    <style:style style:name="P28" style:family="paragraph" style:parent-style-name="Standard">
      <style:text-properties fo:color="#332a99" style:font-name="Consolas2" fo:font-size="9pt" fo:language="bg" fo:country="BG" fo:font-weight="bold" officeooo:rsid="0043335d" officeooo:paragraph-rsid="0043335d" fo:background-color="#3fe3ef" style:font-size-asian="9pt" style:font-weight-asian="bold" style:font-size-complex="9pt" style:font-weight-complex="bold"/>
    </style:style>
    <style:style style:name="P29" style:family="paragraph" style:parent-style-name="Standard">
      <style:text-properties fo:color="#332a99" style:font-name="Consolas2" fo:font-size="9pt" fo:language="bg" fo:country="BG" fo:font-weight="bold" officeooo:rsid="003eb73c" officeooo:paragraph-rsid="003eb73c" fo:background-color="#3fe3ef" style:font-size-asian="9pt" style:font-weight-asian="bold" style:font-size-complex="9pt" style:font-weight-complex="bold"/>
    </style:style>
    <style:style style:name="P30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7c77d6" officeooo:paragraph-rsid="0079bbe0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79bbe0" officeooo:paragraph-rsid="0079bbe0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56b89c" officeooo:paragraph-rsid="005596e5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5596e5" officeooo:paragraph-rsid="00587d9a" fo:background-color="#3fe3ef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332a99" style:font-name="Consolas2" fo:font-size="9pt" fo:language="en" fo:country="US" fo:font-weight="bold" officeooo:rsid="003fde05" officeooo:paragraph-rsid="003fde05" fo:background-color="#3fe3ef" style:font-size-asian="9pt" style:font-weight-asian="bold" style:font-size-complex="9pt" style:font-weight-complex="bold"/>
    </style:style>
    <style:style style:name="P35" style:family="paragraph" style:parent-style-name="Standard">
      <style:paragraph-properties style:line-height-at-least="0.466cm"/>
      <style:text-properties fo:color="#d3af86" style:font-name="Consolas2" fo:font-size="9pt" fo:language="en" fo:country="US" fo:font-weight="normal" officeooo:rsid="007c77d6" officeooo:paragraph-rsid="0079bbe0" fo:background-color="#221a0f" style:font-size-asian="9pt" style:font-weight-asian="bold" style:font-size-complex="9pt" style:font-weight-complex="bold"/>
    </style:style>
    <style:style style:name="P36" style:family="paragraph" style:parent-style-name="Standard">
      <style:paragraph-properties style:line-height-at-least="0.466cm"/>
      <style:text-properties fo:color="#d3af86" style:font-name="Consolas2" fo:font-size="9pt" fo:language="en" fo:country="US" fo:font-weight="normal" officeooo:rsid="005596e5" officeooo:paragraph-rsid="005596e5" fo:background-color="#221a0f" style:font-size-asian="9pt" style:font-weight-asian="bold" style:font-size-complex="9pt" style:font-weight-complex="bold"/>
    </style:style>
    <style:style style:name="P37" style:family="paragraph" style:parent-style-name="Standard">
      <style:text-properties fo:color="#d3af86" style:font-name="Consolas2" fo:font-size="9pt" fo:font-weight="normal" officeooo:paragraph-rsid="00287cee" fo:background-color="#221a0f" style:font-size-asian="9pt" style:font-size-complex="9pt"/>
    </style:style>
    <style:style style:name="P38" style:family="paragraph" style:parent-style-name="Standard">
      <style:paragraph-properties style:line-height-at-least="0.466cm"/>
      <style:text-properties fo:color="#d3af86" style:font-name="Consolas2" fo:font-size="9pt" fo:font-weight="normal" fo:background-color="#221a0f" style:font-size-asian="9pt" style:font-size-complex="9pt"/>
    </style:style>
    <style:style style:name="P39" style:family="paragraph" style:parent-style-name="Standard">
      <style:text-properties style:use-window-font-color="true" style:font-name="Consolas2" fo:font-size="9pt" fo:language="en" fo:country="US" fo:font-weight="bold" officeooo:rsid="00287cee" officeooo:paragraph-rsid="0026d824" fo:background-color="transparent" style:font-size-asian="9pt" style:font-weight-asian="bold" style:font-size-complex="9pt" style:font-weight-complex="bold"/>
    </style:style>
    <style:style style:name="P40" style:family="paragraph" style:parent-style-name="Standard">
      <style:text-properties style:use-window-font-color="true" style:font-name="Consolas2" fo:font-size="9pt" fo:language="en" fo:country="US" fo:font-weight="bold" officeooo:rsid="00287cee" officeooo:paragraph-rsid="00287cee" fo:background-color="transparent" style:font-size-asian="9pt" style:font-weight-asian="bold" style:font-size-complex="9pt" style:font-weight-complex="bold"/>
    </style:style>
    <style:style style:name="P41" style:family="paragraph" style:parent-style-name="Standard">
      <style:text-properties fo:color="#55308d" style:font-name="Consolas2" fo:font-size="9pt" fo:language="en" fo:country="US" fo:font-weight="bold" officeooo:rsid="00cd4b68" officeooo:paragraph-rsid="00cf3905" fo:background-color="transparent" style:font-size-asian="9pt" style:font-weight-asian="bold" style:font-size-complex="9pt" style:font-weight-complex="bold"/>
    </style:style>
    <style:style style:name="P42" style:family="paragraph" style:parent-style-name="Standard">
      <style:paragraph-properties style:line-height-at-least="0.466cm"/>
      <style:text-properties fo:color="#55308d" style:font-name="Consolas2" fo:font-size="9pt" fo:language="en" fo:country="US" fo:font-weight="bold" officeooo:rsid="00cd4b68" officeooo:paragraph-rsid="00d02368" fo:background-color="transparent" style:font-size-asian="9pt" style:font-weight-asian="bold" style:font-size-complex="9pt" style:font-weight-complex="bold"/>
    </style:style>
    <style:style style:name="P43" style:family="paragraph" style:parent-style-name="Standard">
      <style:paragraph-properties style:line-height-at-least="0.466cm"/>
      <style:text-properties fo:color="#666666"/>
    </style:style>
    <style:style style:name="P44" style:family="paragraph" style:parent-style-name="Standard">
      <style:paragraph-properties style:line-height-at-least="0.466cm"/>
      <style:text-properties fo:color="#666666" style:font-name="Consolas1" fo:font-size="9.60000038146973pt" fo:font-weight="normal" fo:background-color="transparent"/>
    </style:style>
    <style:style style:name="P45" style:family="paragraph" style:parent-style-name="Standard">
      <style:paragraph-properties style:line-height-at-least="0.466cm"/>
      <style:text-properties fo:color="#666666" style:font-name="Consolas1" fo:font-size="9.60000038146973pt" fo:font-weight="normal" officeooo:paragraph-rsid="00da4665" fo:background-color="transparent"/>
    </style:style>
    <style:style style:name="P46" style:family="paragraph" style:parent-style-name="Standard">
      <style:paragraph-properties style:line-height-at-least="0.466cm"/>
      <style:text-properties fo:color="#666666" fo:background-color="transparent"/>
    </style:style>
    <style:style style:name="T1" style:family="text">
      <style:text-properties fo:color="#dc3958"/>
    </style:style>
    <style:style style:name="T2" style:family="text">
      <style:text-properties fo:color="#dc3958" style:font-name="Consolas1" fo:font-size="9.60000038146973pt" fo:font-weight="normal"/>
    </style:style>
    <style:style style:name="T3" style:family="text">
      <style:text-properties fo:color="#889b4a"/>
    </style:style>
    <style:style style:name="T4" style:family="text">
      <style:text-properties fo:color="#889b4a" style:font-name="Consolas1" fo:font-size="9.60000038146973pt" fo:language="en" fo:country="US" fo:font-weight="normal" fo:background-color="#f7d1d5" loext:char-shading-value="0" style:font-size-asian="9pt" style:font-size-complex="9pt"/>
    </style:style>
    <style:style style:name="T5" style:family="text">
      <style:text-properties fo:color="#889b4a" style:font-name="Consolas1" fo:font-size="9.60000038146973pt" fo:language="en" fo:country="US" fo:font-weight="normal" style:font-size-asian="9pt" style:font-size-complex="9pt"/>
    </style:style>
    <style:style style:name="T6" style:family="text">
      <style:text-properties fo:color="#889b4a" style:font-name="Consolas1" fo:font-size="9.60000038146973pt" fo:font-weight="normal"/>
    </style:style>
    <style:style style:name="T7" style:family="text">
      <style:text-properties fo:color="#98676a"/>
    </style:style>
    <style:style style:name="T8" style:family="text">
      <style:text-properties fo:color="#98676a" style:font-name="Consolas1" fo:font-size="9.60000038146973pt" fo:language="en" fo:country="US" fo:font-weight="normal" fo:background-color="#f7d1d5" loext:char-shading-value="0" style:font-size-asian="9pt" style:font-size-complex="9pt"/>
    </style:style>
    <style:style style:name="T9" style:family="text">
      <style:text-properties fo:color="#98676a" style:font-name="Consolas1" fo:font-size="9.60000038146973pt" fo:language="en" fo:country="US" fo:font-weight="normal" style:font-size-asian="9pt" style:font-size-complex="9pt"/>
    </style:style>
    <style:style style:name="T10" style:family="text">
      <style:text-properties fo:color="#d3af86" style:font-name="Consolas1" fo:font-size="9.60000038146973pt" fo:language="en" fo:country="US" fo:font-weight="normal" officeooo:rsid="00cd4b68" style:font-size-asian="9pt" style:font-weight-asian="bold" style:font-size-complex="9pt" style:font-weight-complex="bold"/>
    </style:style>
    <style:style style:name="T11" style:family="text">
      <style:text-properties fo:color="#d3af86" style:font-name="Consolas1" fo:font-size="9.60000038146973pt" fo:language="en" fo:country="US" fo:font-weight="normal" style:font-size-asian="9pt" style:font-size-complex="9pt"/>
    </style:style>
    <style:style style:name="T12" style:family="text">
      <style:text-properties fo:color="#d3af86" style:font-name="Consolas1" fo:font-size="9.60000038146973pt" fo:language="en" fo:country="US" fo:font-weight="normal" fo:background-color="#f7d1d5" loext:char-shading-value="0" style:font-size-asian="9pt" style:font-size-complex="9pt"/>
    </style:style>
    <style:style style:name="T13" style:family="text">
      <style:text-properties style:use-window-font-color="true" style:font-name="Consolas2" fo:font-size="9pt" fo:background-color="transparent" loext:char-shading-value="0" style:font-size-asian="9pt" style:font-size-complex="9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cf3905"/>
    </style:style>
    <style:style style:name="T16" style:family="text">
      <style:text-properties fo:language="en" fo:country="US" officeooo:rsid="00cf6f13"/>
    </style:style>
    <style:style style:name="T17" style:family="text">
      <style:text-properties fo:language="en" fo:country="US" officeooo:rsid="00d1d5db" style:font-size-asian="9pt" style:font-weight-asian="bold" style:font-size-complex="9pt" style:font-weight-complex="bold"/>
    </style:style>
    <style:style style:name="T18" style:family="text">
      <style:text-properties fo:language="en" fo:country="US" officeooo:rsid="00cd4b68" style:font-size-asian="9pt" style:font-weight-asian="bold" style:font-size-complex="9pt" style:font-weight-complex="bold"/>
    </style:style>
    <style:style style:name="T19" style:family="text">
      <style:text-properties fo:language="en" fo:country="US" officeooo:rsid="00d38041" style:font-size-asian="9pt" style:font-weight-asian="bold" style:font-size-complex="9pt" style:font-weight-complex="bold"/>
    </style:style>
    <style:style style:name="T20" style:family="text">
      <style:text-properties fo:language="en" fo:country="US" officeooo:rsid="00d38041" style:font-size-asian="9pt" style:font-weight-asian="bold" style:font-size-complex="9pt" style:font-weight-complex="bold"/>
    </style:style>
    <style:style style:name="T21" style:family="text">
      <style:text-properties fo:language="en" fo:country="US" officeooo:rsid="00d38041" style:font-size-asian="9pt" style:font-size-complex="9pt"/>
    </style:style>
    <style:style style:name="T22" style:family="text">
      <style:text-properties fo:language="en" fo:country="US" officeooo:rsid="00cd4b68" fo:background-color="#dee6ef" loext:char-shading-value="0" style:font-size-asian="9pt" style:font-weight-asian="bold" style:font-size-complex="9pt" style:font-weight-complex="bold"/>
    </style:style>
    <style:style style:name="T23" style:family="text">
      <style:text-properties fo:language="en" fo:country="US" officeooo:rsid="00d1d5db" fo:background-color="#dee6ef" loext:char-shading-value="0" style:font-size-asian="9pt" style:font-weight-asian="bold" style:font-size-complex="9pt" style:font-weight-complex="bold"/>
    </style:style>
    <style:style style:name="T24" style:family="text">
      <style:text-properties fo:language="en" fo:country="US" officeooo:rsid="00cd4b68" fo:background-color="#bf0041" loext:char-shading-value="0" style:font-size-asian="9pt" style:font-weight-asian="bold" style:font-size-complex="9pt" style:font-weight-complex="bold"/>
    </style:style>
    <style:style style:name="T25" style:family="text">
      <style:text-properties fo:language="en" fo:country="US" officeooo:rsid="00d1d5db" fo:background-color="#bf0041" loext:char-shading-value="0" style:font-size-asian="9pt" style:font-weight-asian="bold" style:font-size-complex="9pt" style:font-weight-complex="bold"/>
    </style:style>
    <style:style style:name="T26" style:family="text">
      <style:text-properties fo:language="en" fo:country="US" officeooo:rsid="00cd4b68" fo:background-color="#f7d1d5" loext:char-shading-value="0" style:font-size-asian="9pt" style:font-weight-asian="bold" style:font-size-complex="9pt" style:font-weight-complex="bold"/>
    </style:style>
    <style:style style:name="T27" style:family="text">
      <style:text-properties fo:language="en" fo:country="US" officeooo:rsid="00d1d5db" fo:background-color="#f7d1d5" loext:char-shading-value="0" style:font-size-asian="9pt" style:font-weight-asian="bold" style:font-size-complex="9pt" style:font-weight-complex="bold"/>
    </style:style>
    <style:style style:name="T28" style:family="text">
      <style:text-properties fo:language="en" fo:country="US" officeooo:rsid="00d7529b" fo:background-color="#f7d1d5" loext:char-shading-value="0" style:font-size-asian="9pt" style:font-weight-asian="bold" style:font-size-complex="9pt" style:font-weight-complex="bold"/>
    </style:style>
    <style:style style:name="T29" style:family="text">
      <style:text-properties fo:language="en" fo:country="US" officeooo:rsid="00cd4b68" fo:background-color="#f7d1d5" loext:char-shading-value="0" style:font-size-asian="9pt" style:font-size-complex="9pt"/>
    </style:style>
    <style:style style:name="T30" style:family="text">
      <style:text-properties fo:language="en" fo:country="US" officeooo:rsid="00d1d5db" fo:background-color="#f7d1d5" loext:char-shading-value="0" style:font-size-asian="9pt" style:font-size-complex="9pt"/>
    </style:style>
    <style:style style:name="T31" style:family="text">
      <style:text-properties fo:language="en" fo:country="US" fo:background-color="#f7d1d5" loext:char-shading-value="0" style:font-size-asian="9pt" style:font-size-complex="9pt"/>
    </style:style>
    <style:style style:name="T32" style:family="text">
      <style:text-properties fo:language="en" fo:country="US" officeooo:rsid="00d97faf"/>
    </style:style>
    <style:style style:name="T33" style:family="text">
      <style:text-properties fo:language="en" fo:country="US" officeooo:rsid="00da0f64"/>
    </style:style>
    <style:style style:name="T34" style:family="text">
      <style:text-properties officeooo:rsid="00cf3905"/>
    </style:style>
    <style:style style:name="T35" style:family="text">
      <style:text-properties officeooo:rsid="00cf91eb"/>
    </style:style>
    <style:style style:name="T36" style:family="text">
      <style:text-properties officeooo:rsid="00d02368"/>
    </style:style>
    <style:style style:name="T37" style:family="text">
      <style:text-properties style:font-name="Consolas1" fo:font-size="9.60000038146973pt" fo:language="en" fo:country="US" fo:font-weight="normal"/>
    </style:style>
    <style:style style:name="T38" style:family="text">
      <style:text-properties style:font-name="Consolas1" fo:font-size="9.60000038146973pt" fo:language="en" fo:country="US" fo:font-weight="normal"/>
    </style:style>
    <style:style style:name="T39" style:family="text">
      <style:text-properties style:font-name="Consolas1" fo:font-size="9.60000038146973pt" fo:font-weight="normal"/>
    </style:style>
    <style:style style:name="T40" style:family="text">
      <style:text-properties fo:language="bg" fo:country="BG" officeooo:rsid="00d1d5db" style:font-size-asian="9pt" style:font-weight-asian="bold" style:font-size-complex="9pt" style:font-weight-complex="bold"/>
    </style:style>
    <style:style style:name="T41" style:family="text">
      <style:text-properties fo:language="bg" fo:country="BG" officeooo:rsid="00d1d5db" fo:background-color="#f7d1d5" loext:char-shading-value="0" style:font-size-asian="9pt" style:font-weight-asian="bold" style:font-size-complex="9pt" style:font-weight-complex="bold"/>
    </style:style>
    <style:style style:name="T42" style:family="text">
      <style:text-properties fo:color="#8ab1b0"/>
    </style:style>
    <style:style style:name="T43" style:family="text">
      <style:text-properties fo:color="#8ab1b0" style:font-name="Consolas1" fo:font-size="9.60000038146973pt" fo:language="en" fo:country="US" fo:font-weight="normal" fo:background-color="#f7d1d5" loext:char-shading-value="0" style:font-size-asian="9pt" style:font-size-complex="9pt"/>
    </style:style>
    <style:style style:name="T44" style:family="text">
      <style:text-properties fo:color="#8ab1b0" style:font-name="Consolas1" fo:font-size="9.60000038146973pt" fo:language="en" fo:country="US" fo:font-weight="normal" style:font-size-asian="9pt" style:font-size-complex="9pt"/>
    </style:style>
    <style:style style:name="T45" style:family="text">
      <style:text-properties fo:color="#8ab1b0" style:font-name="Consolas1" fo:font-size="9.60000038146973pt" fo:font-weight="normal"/>
    </style:style>
    <style:style style:name="T46" style:family="text">
      <style:text-properties fo:color="#55308d" fo:language="en" fo:country="US" officeooo:rsid="00cd4b68" style:font-size-asian="9pt" style:font-weight-asian="bold" style:font-size-complex="9pt" style:font-weight-complex="bold"/>
    </style:style>
    <style:style style:name="T47" style:family="text">
      <style:text-properties fo:color="#55308d" fo:language="en" fo:country="US" officeooo:rsid="00d38041" style:font-size-asian="9pt" style:font-weight-asian="bold" style:font-size-complex="9pt" style:font-weight-complex="bold"/>
    </style:style>
    <style:style style:name="T48" style:family="text">
      <style:text-properties fo:color="#55308d" fo:language="en" fo:country="US" officeooo:rsid="00cf3905" style:font-size-asian="9pt" style:font-weight-asian="bold" style:font-size-complex="9pt" style:font-weight-complex="bold"/>
    </style:style>
    <style:style style:name="T49" style:family="text">
      <style:text-properties fo:color="#55308d" fo:language="en" fo:country="US" officeooo:rsid="00d52563" style:font-size-asian="9pt" style:font-weight-asian="bold" style:font-size-complex="9pt" style:font-weight-complex="bold"/>
    </style:style>
    <style:style style:name="T50" style:family="text">
      <style:text-properties fo:color="#55308d" fo:language="en" fo:country="US" officeooo:rsid="00cd4b68" fo:background-color="#f7d1d5" loext:char-shading-value="0" style:font-size-asian="9pt" style:font-weight-asian="bold" style:font-size-complex="9pt" style:font-weight-complex="bold"/>
    </style:style>
    <style:style style:name="T51" style:family="text">
      <style:text-properties fo:color="#55308d" fo:language="en" fo:country="US" officeooo:rsid="00d1d5db" fo:background-color="#f7d1d5" loext:char-shading-value="0" style:font-size-asian="9pt" style:font-weight-asian="bold" style:font-size-complex="9pt" style:font-weight-complex="bold"/>
    </style:style>
    <style:style style:name="T52" style:family="text">
      <style:text-properties fo:color="#55308d" fo:language="en" fo:country="US" officeooo:rsid="00cd4b68" fo:background-color="#f7d1d5" loext:char-shading-value="0" style:font-size-asian="9pt" style:font-size-complex="9pt"/>
    </style:style>
    <style:style style:name="T53" style:family="text">
      <style:text-properties fo:color="#55308d" fo:language="en" fo:country="US" officeooo:rsid="00d1d5db" fo:background-color="#f7d1d5" loext:char-shading-value="0" style:font-size-asian="9pt" style:font-size-complex="9pt"/>
    </style:style>
    <style:style style:name="T54" style:family="text">
      <style:text-properties officeooo:rsid="00d1d5db" fo:background-color="#f7d1d5" loext:char-shading-value="0" style:font-size-asian="9pt" style:font-size-complex="9pt"/>
    </style:style>
    <style:style style:name="T55" style:family="text">
      <style:text-properties fo:color="#f79a32"/>
    </style:style>
    <style:style style:name="T56" style:family="text">
      <style:text-properties fo:color="#808080" style:font-name="Consolas1" fo:font-size="9.60000038146973pt" fo:language="en" fo:country="US" fo:font-weight="normal" style:font-size-asian="9pt" style:font-size-complex="9pt"/>
    </style:style>
    <style:style style:name="T57" style:family="text">
      <style:text-properties fo:color="#808080" style:font-name="Consolas1" fo:font-size="9.60000038146973pt" fo:language="en" fo:country="US" fo:font-weight="normal"/>
    </style:style>
    <style:style style:name="T58" style:family="text">
      <style:text-properties fo:color="#666666" style:font-name="Consolas1" fo:font-size="9.60000038146973pt" fo:language="en" fo:country="US" fo:font-weight="normal" style:font-size-asian="9pt" style:font-size-complex="9pt"/>
    </style:style>
    <style:style style:name="T59" style:family="text">
      <style:text-properties fo:color="#ff6d6d" style:font-name="Consolas1" fo:font-size="9.60000038146973pt" fo:language="en" fo:country="US" fo:font-weight="normal" style:font-size-asian="9pt" style:font-size-complex="9pt"/>
    </style:style>
    <style:style style:name="T60" style:family="text">
      <style:text-properties fo:color="#a1467e" style:font-name="Consolas1" fo:font-size="9.60000038146973pt" fo:language="en" fo:country="US" fo:font-weight="normal" style:font-size-asian="9pt" style:font-size-complex="9pt"/>
    </style:style>
    <style:style style:name="T61" style:family="text">
      <style:text-properties fo:color="#e16173" style:font-name="Consolas1" fo:font-size="9.60000038146973pt" fo:language="en" fo:country="US" fo:font-weight="normal" style:font-size-asian="9pt" style:font-size-complex="9pt"/>
    </style:style>
    <style:style style:name="T62" style:family="text">
      <style:text-properties fo:color="#81d41a" style:font-name="Consolas1" fo:font-size="9.60000038146973pt" fo:language="en" fo:country="US" fo:font-weight="normal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Cheat Sheet</text:p>
      <text:p text:style-name="P2"/>
      <text:p text:style-name="P6">1. Initialize project <text:span text:style-name="T35">and structure</text:span></text:p>
      <text:p text:style-name="P5"/>
      <text:p text:style-name="P41">✔️ npm init –yes</text:p>
      <text:p text:style-name="P18">✔️ <text:span text:style-name="T15">Create </text:span><text:span text:style-name="T16">&gt; src/</text:span><text:span text:style-name="T15">index.js</text:span></text:p>
      <text:p text:style-name="P18"><text:span text:style-name="T15"/></text:p>
      <text:p text:style-name="P7"><text:span text:style-name="T36">2</text:span><text:span text:style-name="T15">. </text:span><text:span text:style-name="T36">Setup dev environment</text:span></text:p>
      <text:p text:style-name="P17"><text:span text:style-name="T15"/></text:p>
      <text:p text:style-name="P42"><text:span text:style-name="T34">✔️ npm i -D nodemon</text:span></text:p>
      <text:p text:style-name="P8">В <text:span text:style-name="T14">package.json:</text:span></text:p>
      <text:p text:style-name="P8"><text:span text:style-name="T14"><text:s/></text:span><text:span text:style-name="T37">"scripts": {</text:span></text:p>
      <text:p text:style-name="P16"><text:s text:c="5"/><text:span text:style-name="T39">"start": "nodemon src/index.js"</text:span></text:p>
      <text:p text:style-name="P16"><text:s text:c="3"/><text:span text:style-name="T39">},</text:span></text:p>
      <text:p text:style-name="P8"><text:span text:style-name="T14"/></text:p>
      <text:p text:style-name="P14"><text:span text:style-name="T26">► ► ► </text:span><text:span text:style-name="T27">TEST:</text:span><text:span text:style-name="T23"> </text:span><text:span text:style-name="T17"><text:line-break/></text:span><text:span text:style-name="T41">В </text:span><text:span text:style-name="T28">index.js:</text:span></text:p>
      <text:p text:style-name="P14"><text:span text:style-name="T57">console.log('Server start')</text:span></text:p>
      <text:p text:style-name="P11"><text:span text:style-name="T48">✔️ </text:span><text:span text:style-name="T46">npm </text:span><text:span text:style-name="T47">start</text:span></text:p>
      <text:p text:style-name="P10"><text:span text:style-name="T20"/></text:p>
      <text:p text:style-name="P4"><text:span text:style-name="T21">3. Install and setup express</text:span></text:p>
      <text:p text:style-name="P12"><text:span text:style-name="T48">✔️ </text:span><text:span text:style-name="T46">npm </text:span><text:span text:style-name="T49">i express</text:span></text:p>
      <text:p text:style-name="P12"><text:span text:style-name="T49"/></text:p>
      <text:p text:style-name="P15"><text:span text:style-name="T29">► ► ► </text:span><text:span text:style-name="T30">TEST:</text:span></text:p>
      <text:p text:style-name="P13"><text:span text:style-name="T41">В </text:span><text:span text:style-name="T28">index.js:<text:line-break/></text:span><text:span text:style-name="T58">const express = require('express');</text:span></text:p>
      <text:p text:style-name="P43"/>
      <text:p text:style-name="P44">const app = express();</text:p>
      <text:p text:style-name="P46"/>
      <text:p text:style-name="P44">// Test action</text:p>
      <text:p text:style-name="P44">app.get('/', (req, res) =&gt; {</text:p>
      <text:p text:style-name="P46"><text:s text:c="3"/><text:span text:style-name="T39">res.send('First action');</text:span></text:p>
      <text:p text:style-name="P44">});</text:p>
      <text:p text:style-name="P46"/>
      <text:p text:style-name="P45">app.listen(5000, console.log('Server is listening on port 5000...'));</text:p>
      <text:p text:style-name="P45"><text:span text:style-name="T32">//</text:span><text:span text:style-name="T33"> </text:span><text:span text:style-name="T32">GO TO </text:span><text:a xlink:type="simple" xlink:href="http://localhost:5000/" text:style-name="Internet_20_link" text:visited-style-name="Visited_20_Internet_20_Link">http://localhost:5000/</text:a></text:p>
      <text:p text:style-name="P45"/>
      <text:p text:style-name="P3"><text:s/>   * add static middleware</text:p>
      <text:p text:style-name="P45"/>
      <text:p text:style-name="P9"><text:span text:style-name="T31"/></text:p>
      <text:p text:style-name="P19"/>
      <text:p text:style-name="P20"/>
      <text:p text:style-name="P22"/>
      <text:p text:style-name="P35"/>
      <text:p text:style-name="P30"/>
      <text:p text:style-name="P31"/>
      <text:p text:style-name="P23"/>
      <text:p text:style-name="P33"/>
      <text:p text:style-name="P33"/>
      <text:p text:style-name="P33"/>
      <text:p text:style-name="P36"/>
      <text:p text:style-name="P36"/>
      <text:p text:style-name="P36"/>
      <text:p text:style-name="P36"/>
      <text:p text:style-name="P36"/>
      <text:p text:style-name="P32"/>
      <text:p text:style-name="P24"><text:soft-page-break/></text:p>
      <text:p text:style-name="P25"/>
      <text:p text:style-name="P26"/>
      <text:p text:style-name="P27"/>
      <text:p text:style-name="P28"/>
      <text:p text:style-name="P34"/>
      <text:p text:style-name="P29"/>
      <text:p text:style-name="P29"/>
      <text:p text:style-name="P21"/>
      <text:p text:style-name="P1"><text:span text:style-name="Source_20_Text"><text:span text:style-name="T13"/></text:span></text:p>
      <text:p text:style-name="P39"/>
      <text:p text:style-name="P40"/>
      <text:p text:style-name="P37"/>
      <text:p text:style-name="P38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Drawing_20_Style" style:display-name="Default Drawing Style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2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7T12:24:06.402000000</dc:date>
    <meta:editing-duration>PT19H25M6S</meta:editing-duration>
    <meta:editing-cycles>192</meta:editing-cycles>
    <meta:generator>Neat_Office/6.2.8.2$Windows_x86 LibreOffice_project/</meta:generator>
    <meta:document-statistic meta:table-count="0" meta:image-count="0" meta:object-count="0" meta:page-count="2" meta:paragraph-count="25" meta:word-count="93" meta:character-count="582" meta:non-whitespace-character-count="497"/>
  </office:meta>
</office:document-meta>
</file>